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2F000000022299043CB8313294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3465a4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2.235cm" style:use-optimal-column-width="false"/>
    </style:style>
    <style:style style:name="co2" style:family="table-column">
      <style:table-column-properties style:column-width="7.826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1.12cm"/>
    </style:style>
    <style:style style:name="ro3" style:family="table-row">
      <style:table-row-properties style:row-height="1.111cm"/>
    </style:style>
    <style:style style:name="ce1" style:family="table-cell">
      <style:text-properties fo:background-color="#d4ea6b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background-color="#d4ea6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background-color="#d4ea6b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umberjack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Team 5</text:span></text:p>
            <text:p><text:span text:style-name="T2">- Shriram Ghadge (180010015)</text:span></text:p>
            <text:p><text:span text:style-name="T2">- Vibhuti Raman (180010040)</text:span></text:p>
            <text:p><text:span text:style-name="T2">- Vipul Nikam (180010041) 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lgorithm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1st we took total number of trees, total time available, grid size.</text:p>
              </text:list-item>
              <text:list-item>
                <text:p>We used datatype Struct(tree) to store all given properties .</text:p>
              </text:list-item>
              <text:list-item>
                <text:p>It Contains some more values like cut value of tree which is initially set to 0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lgorithm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e used 2D array to store x,y value to make algorithm time efficient.</text:p>
              </text:list-item>
              <text:list-item>
                <text:p>The x , y positions where tree is not there (nulltree) we gave that array point value of 0 or -1.</text:p>
              </text:list-item>
              <text:list-item>
                <text:p>And currentX, currentY are values of current position of lumberjac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orking Process :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Lumberjack passes its current location to function neibhour( ) which will give instruction to lumberjack in which direction he should cut the tree so that profit will bw maximu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orking Process : 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t will calculate profit of most profitable tree (Which is stored in starProfit in our case ) based on the propertie that it should be inversly proportional to time and directly proportional to prof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orking Process :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ime includes total time to rich the tree plus time to cut i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fit : </text:p>
          </draw:text-box>
        </draw:frame>
        <draw:frame draw:style-name="standard" draw:layer="layout" svg:width="10.06cm" svg:height="7.863cm" svg:x="2.154cm" svg:y="4.8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CASE</text:p>
              </table:table-cell>
              <table:table-cell>
                <text:p>PROFIT</text:p>
              </table:table-cell>
            </table:table-row>
            <table:table-row table:style-name="ro1" table:default-cell-style-name="sun2">
              <table:table-cell>
                <text:p>1</text:p>
              </table:table-cell>
              <table:table-cell>
                <text:p>49</text:p>
              </table:table-cell>
            </table:table-row>
            <table:table-row table:style-name="ro1" table:default-cell-style-name="sun1">
              <table:table-cell>
                <text:p>2</text:p>
              </table:table-cell>
              <table:table-cell>
                <text:p>18</text:p>
              </table:table-cell>
            </table:table-row>
            <table:table-row table:style-name="ro1" table:default-cell-style-name="sun2">
              <table:table-cell>
                <text:p>3</text:p>
              </table:table-cell>
              <table:table-cell>
                <text:p>82</text:p>
              </table:table-cell>
            </table:table-row>
            <table:table-row table:style-name="ro1" table:default-cell-style-name="sun1">
              <table:table-cell>
                <text:p>4</text:p>
              </table:table-cell>
              <table:table-cell>
                <text:p>249,005</text:p>
              </table:table-cell>
            </table:table-row>
            <table:table-row table:style-name="ro1" table:default-cell-style-name="sun2">
              <table:table-cell>
                <text:p>5</text:p>
              </table:table-cell>
              <table:table-cell>
                <text:p>338,160</text:p>
              </table:table-cell>
            </table:table-row>
            <table:table-row table:style-name="ro2" table:default-cell-style-name="sun1">
              <table:table-cell>
                <text:p>6</text:p>
              </table:table-cell>
              <table:table-cell>
                <text:p>283,10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7.85cm" svg:x="16.081cm" svg:y="4.705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CASE</text:p>
              </table:table-cell>
              <table:table-cell>
                <text:p>PROFIT</text:p>
              </table:table-cell>
            </table:table-row>
            <table:table-row table:style-name="ro1" table:default-cell-style-name="sun2">
              <table:table-cell>
                <text:p>7</text:p>
              </table:table-cell>
              <table:table-cell>
                <text:p>259,673</text:p>
              </table:table-cell>
            </table:table-row>
            <table:table-row table:style-name="ro1" table:default-cell-style-name="sun1">
              <table:table-cell>
                <text:p>8</text:p>
              </table:table-cell>
              <table:table-cell>
                <text:p>370,720</text:p>
              </table:table-cell>
            </table:table-row>
            <table:table-row table:style-name="ro3" table:default-cell-style-name="sun2">
              <table:table-cell>
                <text:p>9</text:p>
              </table:table-cell>
              <table:table-cell>
                <text:p>179,952</text:p>
              </table:table-cell>
            </table:table-row>
            <table:table-row table:style-name="ro1" table:default-cell-style-name="sun1">
              <table:table-cell>
                <text:p>10</text:p>
              </table:table-cell>
              <table:table-cell>
                <text:p>256,160</text:p>
              </table:table-cell>
            </table:table-row>
            <table:table-row table:style-name="ro1" table:default-cell-style-name="sun2">
              <table:table-cell>
                <text:p>11</text:p>
              </table:table-cell>
              <table:table-cell>
                <text:p>235,695</text:p>
              </table:table-cell>
            </table:table-row>
            <table:table-row table:style-name="ro2" table:default-cell-style-name="sun1">
              <table:table-cell>
                <text:p>12</text:p>
              </table:table-cell>
              <table:table-cell>
                <text:p>2,573,30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fit : </text:p>
          </draw:text-box>
        </draw:frame>
        <draw:frame draw:style-name="standard" draw:layer="layout" svg:width="10.06cm" svg:height="7.863cm" svg:x="2.154cm" svg:y="4.8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CASE</text:p>
              </table:table-cell>
              <table:table-cell>
                <text:p>PROFIT</text:p>
              </table:table-cell>
            </table:table-row>
            <table:table-row table:style-name="ro1" table:default-cell-style-name="sun2">
              <table:table-cell>
                <text:p>13</text:p>
              </table:table-cell>
              <table:table-cell>
                <text:p>1,734,288</text:p>
              </table:table-cell>
            </table:table-row>
            <table:table-row table:style-name="ro1" table:default-cell-style-name="sun1">
              <table:table-cell>
                <text:p>14</text:p>
              </table:table-cell>
              <table:table-cell>
                <text:p>2,458,067</text:p>
              </table:table-cell>
            </table:table-row>
            <table:table-row table:style-name="ro1" table:default-cell-style-name="sun2">
              <table:table-cell>
                <text:p>15</text:p>
              </table:table-cell>
              <table:table-cell>
                <text:p>1,928,866</text:p>
              </table:table-cell>
            </table:table-row>
            <table:table-row table:style-name="ro1" table:default-cell-style-name="sun1">
              <table:table-cell>
                <text:p>16</text:p>
              </table:table-cell>
              <table:table-cell>
                <text:p>1,334,402</text:p>
              </table:table-cell>
            </table:table-row>
            <table:table-row table:style-name="ro1" table:default-cell-style-name="sun2">
              <table:table-cell>
                <text:p>17</text:p>
              </table:table-cell>
              <table:table-cell>
                <text:p>1,649,320</text:p>
              </table:table-cell>
            </table:table-row>
            <table:table-row table:style-name="ro2" table:default-cell-style-name="sun1">
              <table:table-cell>
                <text:p>18</text:p>
              </table:table-cell>
              <table:table-cell>
                <text:p>2,199,65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6cm" svg:height="7.85cm" svg:x="16.081cm" svg:y="4.705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CASE</text:p>
              </table:table-cell>
              <table:table-cell>
                <text:p>PROFIT</text:p>
              </table:table-cell>
            </table:table-row>
            <table:table-row table:style-name="ro1" table:default-cell-style-name="sun2">
              <table:table-cell>
                <text:p>19</text:p>
              </table:table-cell>
              <table:table-cell>
                <text:p>3,598,497</text:p>
              </table:table-cell>
            </table:table-row>
            <table:table-row table:style-name="ro1" table:default-cell-style-name="sun1">
              <table:table-cell>
                <text:p>20</text:p>
              </table:table-cell>
              <table:table-cell>
                <text:p>1,641,719</text:p>
              </table:table-cell>
            </table:table-row>
            <table:table-row table:style-name="ro3" table:default-cell-style-name="sun2">
              <table:table-cell>
                <text:p>21</text:p>
              </table:table-cell>
              <table:table-cell>
                <text:p>1,254,734</text:p>
              </table:table-cell>
            </table:table-row>
            <table:table-row table:style-name="ro1" table:default-cell-style-name="sun1">
              <table:table-cell>
                <text:p>22</text:p>
              </table:table-cell>
              <table:table-cell>
                <text:p>9,899,982</text:p>
              </table:table-cell>
            </table:table-row>
            <table:table-row table:style-name="ro1" table:default-cell-style-name="sun2">
              <table:table-cell>
                <text:p>23</text:p>
              </table:table-cell>
              <table:table-cell>
                <text:p>12,361,425</text:p>
              </table:table-cell>
            </table:table-row>
            <table:table-row table:style-name="ro2" table:default-cell-style-name="sun1">
              <table:table-cell>
                <text:p>24</text:p>
              </table:table-cell>
              <table:table-cell>
                <text:p>12,987,46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fit : </text:p>
          </draw:text-box>
        </draw:frame>
        <draw:frame draw:style-name="standard" draw:layer="layout" svg:width="10.06cm" svg:height="6.743cm" svg:x="2.154cm" svg:y="4.8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CASE</text:p>
              </table:table-cell>
              <table:table-cell>
                <text:p>PROFIT</text:p>
              </table:table-cell>
            </table:table-row>
            <table:table-row table:style-name="ro1" table:default-cell-style-name="sun2">
              <table:table-cell>
                <text:p>25</text:p>
              </table:table-cell>
              <table:table-cell>
                <text:p>9,372,870</text:p>
              </table:table-cell>
            </table:table-row>
            <table:table-row table:style-name="ro1" table:default-cell-style-name="sun1">
              <table:table-cell>
                <text:p>26</text:p>
              </table:table-cell>
              <table:table-cell>
                <text:p>14,014,040</text:p>
              </table:table-cell>
            </table:table-row>
            <table:table-row table:style-name="ro1" table:default-cell-style-name="sun2">
              <table:table-cell>
                <text:p>27</text:p>
              </table:table-cell>
              <table:table-cell>
                <text:p>10,173,672</text:p>
              </table:table-cell>
            </table:table-row>
            <table:table-row table:style-name="ro1" table:default-cell-style-name="sun1">
              <table:table-cell>
                <text:p>28</text:p>
              </table:table-cell>
              <table:table-cell>
                <text:p>9,040,850</text:p>
              </table:table-cell>
            </table:table-row>
            <table:table-row table:style-name="ro1" table:default-cell-style-name="sun2">
              <table:table-cell>
                <text:p>29</text:p>
              </table:table-cell>
              <table:table-cell>
                <text:p>24,325,416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06cm" svg:height="4.491cm" svg:x="16.081cm" svg:y="4.705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CASE</text:p>
              </table:table-cell>
              <table:table-cell>
                <text:p>PROFIT</text:p>
              </table:table-cell>
            </table:table-row>
            <table:table-row table:style-name="ro1" table:default-cell-style-name="sun2">
              <table:table-cell>
                <text:p>30</text:p>
              </table:table-cell>
              <table:table-cell>
                <text:p>9,283,619</text:p>
              </table:table-cell>
            </table:table-row>
            <table:table-row table:style-name="ro1">
              <table:table-cell table:style-name="sun1">
                <text:p>31</text:p>
              </table:table-cell>
              <table:table-cell table:style-name="ce1">
                <text:p text:style-name="P3"><text:span text:style-name="T3">11,571,580</text:span></text:p>
              </table:table-cell>
            </table:table-row>
            <table:table-row table:style-name="ro2" table:default-cell-style-name="sun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Highlights : </text:p>
          </draw:text-box>
        </draw:frame>
        <draw:custom-shape draw:style-name="gr2" draw:text-style-name="P5" draw:layer="layout" svg:width="7.6cm" svg:height="6cm" svg:x="3.2cm" svg:y="6cm">
          <text:p text:style-name="P4"><text:span text:style-name="T4">Calculate</text:span></text:p>
          <text:p text:style-name="P4"><text:span text:style-name="T4">Profi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 text:style-name="P4"><text:span text:style-name="T4">Calculate</text:span> </text:p>
          <text:p text:style-name="P4"><text:span text:style-name="T4">Tim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 text:style-name="P4"><text:span text:style-name="T4">Maximize</text:span> </text:p>
          <text:p text:style-name="P4"><text:span text:style-name="T4">Profit Per</text:span> </text:p>
          <text:p text:style-name="P4"><text:span text:style-name="T4">Unit</text:span> <text:span text:style-name="T4">Tim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han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8T22:21:35.220836142</meta:creation-date>
    <meta:editing-duration>PT23M57S</meta:editing-duration>
    <meta:editing-cycles>5</meta:editing-cycles>
    <meta:generator>LibreOffice/6.3.2.2$Linux_X86_64 LibreOffice_project/30$Build-2</meta:generator>
    <dc:title>Classy Red</dc:title>
    <dc:date>2019-11-08T23:50:10.307851785</dc:date>
    <meta:document-statistic meta:object-count="85"/>
  </office:meta>
</office:document-meta>
</file>